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cd56" officeooo:paragraph-rsid="000ccd56"/>
    </style:style>
    <style:style style:name="P2" style:family="paragraph" style:parent-style-name="Standard">
      <style:text-properties officeooo:rsid="000ccd56" officeooo:paragraph-rsid="000ccd56"/>
    </style:style>
    <style:style style:name="P3" style:family="paragraph" style:parent-style-name="Standard">
      <style:text-properties officeooo:rsid="001041b2" officeooo:paragraph-rsid="001041b2"/>
    </style:style>
    <style:style style:name="P4" style:family="paragraph" style:parent-style-name="Standard">
      <style:text-properties officeooo:rsid="0014bacb" officeooo:paragraph-rsid="0014bacb"/>
    </style:style>
    <style:style style:name="P5" style:family="paragraph" style:parent-style-name="Standard">
      <style:text-properties officeooo:rsid="0014bacb" officeooo:paragraph-rsid="00161085"/>
    </style:style>
    <style:style style:name="P6" style:family="paragraph" style:parent-style-name="Standard">
      <style:text-properties officeooo:rsid="0014bacb" officeooo:paragraph-rsid="00166209"/>
    </style:style>
    <style:style style:name="P7" style:family="paragraph" style:parent-style-name="Standard">
      <style:text-properties officeooo:rsid="00161085" officeooo:paragraph-rsid="00161085"/>
    </style:style>
    <style:style style:name="P8" style:family="paragraph" style:parent-style-name="Standard">
      <style:text-properties officeooo:rsid="00161085" officeooo:paragraph-rsid="00166209"/>
    </style:style>
    <style:style style:name="T1" style:family="text">
      <style:text-properties officeooo:rsid="0011839d"/>
    </style:style>
    <style:style style:name="T2" style:family="text">
      <style:text-properties officeooo:rsid="00137705"/>
    </style:style>
    <style:style style:name="T3" style:family="text">
      <style:text-properties officeooo:rsid="00161085"/>
    </style:style>
    <style:style style:name="T4" style:family="text">
      <style:text-properties officeooo:rsid="0016620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sample R codes</text:p>
      <text:p text:style-name="P1"/>
      <text:p text:style-name="P3">This repo contains the R sample codes used in the BIOL672 Computational Statistics and Data Science Methods course taught at the Rochester Institute of Technology <text:span text:style-name="T1">by Dr. Gregory A. Babbitt in 2020</text:span>. Most of the scripts have a hard coded path to the iris_tab.txt data file supplied with the scripts. The path will need to be modified to match the <text:s/>users file structure. The scripts were tested on Win 10 and Linux Mint 19. Almost all the scripts use the same data as an example (The famous Fisher’s iris data set <text:span text:style-name="T1">for the morphometric of 150 specimens of 3 species of iris flowers). For some of the more hardware intensive scripts a much larger simulated set of this data is used (iris_tab_big.txt - 500000 specimens). <text:s/></text:span></text:p>
      <text:p text:style-name="P1"/>
      <text:p text:style-name="P1">iris_code.<text:span text:style-name="T2">R –</text:span> <text:span text:style-name="T2">a simple introductory script showing the essential anatomy (includes data input using readtable(), column extraction using subsetting operator, proper use of assignment operator, creation of dataframe, reshaping data with library(reshape2), one-way analysis of variance(ANOVA), exporting R console to a text file using sink(), plotting with library(ggplot2), and creating multipanel plots with library(grid).</text:span></text:p>
      <text:p text:style-name="P1"/>
      <text:p text:style-name="P4">RunMyRfromPERL.pl – a perl script demonstrating control of iris_code.R with a system call, and sending single line R commands via an open pipe. </text:p>
      <text:p text:style-name="P1"/>
      <text:p text:style-name="P4">A variety of multivariate stats functions are demonstrated </text:p>
      <text:p text:style-name="P4">myIRIS_MLR.r – multiple linear regression</text:p>
      <text:p text:style-name="P4">myIRIS_MLR_setosa.r <text:s/>- multiple linear regression on single species</text:p>
      <text:p text:style-name="P4">myIRIS_ANCOVA.r – analysis of covariance</text:p>
      <text:p text:style-name="P4">myIRIS_MANOVA.r – multivariate ANOVA</text:p>
      <text:p text:style-name="P4">myIRIS_PCA.r – <text:span text:style-name="T3">principal components analysis</text:span></text:p>
      <text:p text:style-name="P4">myIRIS_FACT.r – <text:span text:style-name="T3">factor analysis</text:span></text:p>
      <text:p text:style-name="P4">myIRIS_KMEANS – <text:span text:style-name="T4">k means clustering</text:span></text:p>
      <text:p text:style-name="P4">myIRIS_Emclust.r – <text:span text:style-name="T4">model based clustering with EM algorithm using library(mclust)</text:span></text:p>
      <text:p text:style-name="P4">myTEACHER_FACT.r – <text:span text:style-name="T3">exploratory factor analysis on survey data (GoodTeachSurvey_tab.txt)</text:span></text:p>
      <text:p text:style-name="P4">myIRIS_GMM.r – <text:span text:style-name="T4">fit Gaussian Mixture Model with EM algorithm</text:span></text:p>
      <text:p text:style-name="P4">myIRIS_BIC.r – <text:span text:style-name="T4">multi-model inference with Bayesian Information Criterion (includes GMM)</text:span></text:p>
      <text:p text:style-name="P7">kernel_regression_iris.r – <text:span text:style-name="T4">nonlinear regression</text:span></text:p>
      <text:p text:style-name="P4"/>
      <text:p text:style-name="P7">A variety of machine learning classification algorithms (to predict iris species)</text:p>
      <text:p text:style-name="P5">myIRIS_<text:span text:style-name="T3">KNN.r – K nearest neighbors</text:span></text:p>
      <text:p text:style-name="P5">myIRIS_<text:span text:style-name="T3">NBe1071.r – naive Bayes</text:span></text:p>
      <text:p text:style-name="P5">myIRIS_<text:span text:style-name="T3">LDA-QDA.r – linear and quadratic discriminant analysis</text:span></text:p>
      <text:p text:style-name="P5">myIRIS_<text:span text:style-name="T3">SVMe1071.r – support vector machine (untuned kernel function)</text:span></text:p>
      <text:p text:style-name="P6">myIRIS_<text:span text:style-name="T3">SVMkernlab.r - support vector machine (parameter tuning of kernel function)</text:span></text:p>
      <text:p text:style-name="P6">myIRIS_<text:span text:style-name="T3">SVMmultithread_cpu.r - support vector machine (distributed to multiple CPU using caret)</text:span></text:p>
      <text:p text:style-name="P6">myIRIS_<text:span text:style-name="T3">SVMsingle_gpu.r - support vector machine (distributed to GPU via LiquidSVM algorithm)</text:span></text:p>
      <text:p text:style-name="P5">myIRIS_<text:span text:style-name="T3">NeuralNet.r – simple neural network</text:span></text:p>
      <text:p text:style-name="P6">myIRIS_<text:span text:style-name="T3">NeuralNetBig.r – neural network (distributed to multiple CPU using caret)</text:span></text:p>
      <text:p text:style-name="P5">myIRIS_<text:span text:style-name="T3">randomforest.r – random forest</text:span></text:p>
      <text:p text:style-name="P5">myIRIS_<text:span text:style-name="T3">adaboost.r – adaptive gradient boosting</text:span></text:p>
      <text:p text:style-name="P5"/>
      <text:p text:style-name="P7">Two image classification scripts via deep learning (using keras and tensorflow libraries)</text:p>
      <text:p text:style-name="P7">myFASHION_DeepNet.r – <text:span text:style-name="T4">convolutional neural network (70,000 28x28 pixel grayscale images)</text:span></text:p>
      <text:p text:style-name="P8">myCIFAR10_DeepNet.r - <text:span text:style-name="T4">convolutional neural network (60,000 fullscale color im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21:44:10.592087011</meta:creation-date>
    <dc:date>2020-12-21T12:49:29.278236750</dc:date>
    <meta:editing-duration>PT2H3M2S</meta:editing-duration>
    <meta:editing-cycles>4</meta:editing-cycles>
    <meta:generator>LibreOffice/6.0.7.3$Linux_X86_64 LibreOffice_project/00m0$Build-3</meta:generator>
    <meta:document-statistic meta:table-count="0" meta:image-count="0" meta:object-count="0" meta:page-count="1" meta:paragraph-count="32" meta:word-count="393" meta:character-count="3024" meta:non-whitespace-character-count="2635"/>
  </office:meta>
</office:document-meta>
</file>